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600532FA2DEFC2D8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6cm, 3.286cm, 11.874cm, 4.61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17cm" svg:height="20.669cm" svg:x="1.092cm" svg:y="2.691cm">
          <draw:image xlink:href="Pictures/10000000000005E8000007E0600532FA2DEFC2D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48:13.029451762</dc:date>
    <meta:editing-duration>PT3M48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